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2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3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4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5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6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7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4cm"/>
      <style:paragraph-properties style:writing-mode="lr-tb"/>
    </style:style>
    <style:style style:name="gr8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6cm"/>
      <style:paragraph-properties style:writing-mode="lr-tb"/>
    </style:style>
    <style:style style:name="gr9" style:family="graphic" style:parent-style-name="objectwithoutfill">
      <style:graphic-properties svg:stroke-color="#000000" draw:fill="solid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97cm" fo:min-width="0.29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8cm" fo:min-width="0.29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3cm" fo:min-width="0.1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9cm" fo:min-width="0.1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29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5cm" fo:min-width="0.36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cm" fo:min-width="0.29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18" style:family="graphic" style:parent-style-name="objectwithoutfill">
      <style:graphic-properties draw:stroke="dash" draw:stroke-dash="Dot" svg:stroke-width="0cm" svg:stroke-color="#000000" draw:marker-start-width="0.2cm" draw:marker-end-width="0.2cm" draw:fill="solid" draw:textarea-horizontal-align="center" draw:textarea-vertical-align="middle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fo:min-height="0.25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erif" fo:font-size="4pt"/>
    </style:style>
    <style:style style:name="P2" style:family="paragraph">
      <loext:graphic-properties draw:fill-color="#d0d0d0"/>
      <style:paragraph-properties fo:text-align="center" style:writing-mode="lr-tb"/>
      <style:text-properties style:font-name="Liberation Serif" fo:font-size="4pt"/>
    </style:style>
    <style:style style:name="P3" style:family="paragraph">
      <loext:graphic-properties draw:fill-color="#b2b2b2"/>
      <style:paragraph-properties fo:text-align="center" style:writing-mode="lr-tb"/>
      <style:text-properties style:font-name="Liberation Serif" fo:font-size="4pt"/>
    </style:style>
    <style:style style:name="P4" style:family="paragraph">
      <loext:graphic-properties draw:fill-color="#999999"/>
      <style:paragraph-properties fo:text-align="center" style:writing-mode="lr-tb"/>
      <style:text-properties style:font-name="Liberation Serif" fo:font-size="4pt"/>
    </style:style>
    <style:style style:name="P5" style:family="paragraph">
      <loext:graphic-properties draw:fill="solid"/>
      <style:paragraph-properties fo:text-align="center"/>
      <style:text-properties fo:font-size="4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Liberation Serif" fo:font-size="6pt" style:font-size-asian="6pt" style:font-size-complex="6pt"/>
    </style:style>
    <style:style style:name="P8" style:family="paragraph">
      <loext:graphic-properties draw:fill="none" draw:fill-color="#ffffff"/>
      <style:text-properties style:font-name="Liberation Serif" fo:font-size="6pt" style:font-size-asian="6pt" style:font-size-complex="6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style:font-name="Liberation Serif" fo:font-size="6pt" style:font-size-asian="6pt" style:font-size-complex="6pt"/>
    </style:style>
    <style:style style:name="P12" style:family="paragraph">
      <style:paragraph-properties fo:text-align="start"/>
      <style:text-properties style:font-name="Liberation Serif" fo:font-size="6pt"/>
    </style:style>
    <style:style style:name="P13" style:family="paragraph">
      <loext:graphic-properties draw:fill="none" draw:fill-color="#ffffff"/>
      <style:paragraph-properties fo:text-align="start"/>
      <style:text-properties style:font-name="Liberation Serif" fo:font-size="6pt"/>
    </style:style>
    <style:style style:name="P14" style:family="paragraph">
      <style:text-properties style:font-name="Liberation Serif" fo:font-size="6pt" style:font-size-asian="6pt" style:font-size-complex="6pt"/>
    </style:style>
    <style:style style:name="T1" style:family="text">
      <style:text-properties style:font-name="Liberation Serif" fo:font-size="6pt" style:font-size-asian="6pt" style:font-size-complex="6pt"/>
    </style:style>
    <style:style style:name="T2" style:family="text">
      <style:text-properties style:font-name="Liberation Serif"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0.155cm" svg:height="0.381cm" svg:x="3.737cm" svg:y="0.886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154cm" svg:height="0.381cm" svg:x="3.892cm" svg:y="0.8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5cm" svg:height="0.381cm" svg:x="4.046cm" svg:y="0.8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5cm" svg:height="0.381cm" svg:x="4.201cm" svg:y="0.8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154cm" svg:height="0.381cm" svg:x="4.356cm" svg:y="0.8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5cm" svg:height="0.381cm" svg:x="4.511cm" svg:y="0.8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5cm" svg:height="0.381cm" svg:x="4.666cm" svg:y="0.8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5cm" svg:height="0.381cm" svg:x="4.821cm" svg:y="0.8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5cm" svg:height="0.381cm" svg:x="4.976cm" svg:y="0.8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54cm" svg:height="0.381cm" svg:x="5.131cm" svg:y="0.8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5cm" svg:height="0.381cm" svg:x="5.285cm" svg:y="0.8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5cm" svg:height="0.381cm" svg:x="5.44cm" svg:y="0.8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5cm" svg:height="0.381cm" svg:x="5.595cm" svg:y="0.8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5cm" svg:height="0.381cm" svg:x="5.75cm" svg:y="0.8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5cm" svg:height="0.381cm" svg:x="5.905cm" svg:y="0.8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54cm" svg:height="0.381cm" svg:x="6.06cm" svg:y="0.8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5cm" svg:height="0.381cm" svg:x="6.214cm" svg:y="0.8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5cm" svg:height="0.381cm" svg:x="6.367cm" svg:y="0.8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54cm" svg:height="0.381cm" svg:x="6.522cm" svg:y="0.8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156cm" svg:height="0.381cm" svg:x="6.676cm" svg:y="0.8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54cm" svg:height="0.381cm" svg:x="6.832cm" svg:y="0.8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54cm" svg:height="0.381cm" svg:x="6.987cm" svg:y="0.8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5cm" svg:height="0.381cm" svg:x="7.141cm" svg:y="0.8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54cm" svg:height="0.381cm" svg:x="7.296cm" svg:y="0.8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156cm" svg:height="0.381cm" svg:x="7.45cm" svg:y="0.8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5cm" svg:height="0.381cm" svg:x="7.605cm" svg:y="0.8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5cm" svg:height="0.381cm" svg:x="7.76cm" svg:y="0.8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54cm" svg:height="0.381cm" svg:x="7.915cm" svg:y="0.8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156cm" svg:height="0.381cm" svg:x="8.069cm" svg:y="0.8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5cm" svg:height="0.381cm" svg:x="8.225cm" svg:y="0.8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54cm" svg:height="0.381cm" svg:x="8.38cm" svg:y="0.8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5cm" svg:height="0.381cm" svg:x="8.534cm" svg:y="0.8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5cm" svg:height="0.381cm" svg:x="4.511cm" svg:y="3.5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5cm" svg:height="0.381cm" svg:x="4.666cm" svg:y="3.5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5cm" svg:height="0.381cm" svg:x="4.821cm" svg:y="3.5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5cm" svg:height="0.381cm" svg:x="4.976cm" svg:y="3.5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54cm" svg:height="0.381cm" svg:x="5.131cm" svg:y="3.5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154cm" svg:height="0.381cm" svg:x="4.356cm" svg:y="3.586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155cm" svg:height="0.381cm" svg:x="3.737cm" svg:y="1.786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154cm" svg:height="0.381cm" svg:x="3.892cm" svg:y="1.7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5cm" svg:height="0.381cm" svg:x="4.046cm" svg:y="1.7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5cm" svg:height="0.381cm" svg:x="4.201cm" svg:y="1.7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154cm" svg:height="0.381cm" svg:x="4.356cm" svg:y="1.7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5cm" svg:height="0.381cm" svg:x="4.511cm" svg:y="1.7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5cm" svg:height="0.381cm" svg:x="4.666cm" svg:y="1.7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5cm" svg:height="0.381cm" svg:x="4.821cm" svg:y="1.7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5cm" svg:height="0.381cm" svg:x="4.976cm" svg:y="1.7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54cm" svg:height="0.381cm" svg:x="5.131cm" svg:y="1.7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5cm" svg:height="0.381cm" svg:x="5.285cm" svg:y="1.7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5cm" svg:height="0.381cm" svg:x="5.44cm" svg:y="1.7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5cm" svg:height="0.381cm" svg:x="5.595cm" svg:y="1.7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5cm" svg:height="0.381cm" svg:x="5.75cm" svg:y="1.7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5cm" svg:height="0.381cm" svg:x="5.905cm" svg:y="1.7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54cm" svg:height="0.381cm" svg:x="6.06cm" svg:y="1.7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155cm" svg:height="0.381cm" svg:x="4.201cm" svg:y="2.686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154cm" svg:height="0.381cm" svg:x="4.356cm" svg:y="2.6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156cm" svg:height="0.381cm" svg:x="4.51cm" svg:y="2.6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5cm" svg:height="0.381cm" svg:x="4.666cm" svg:y="2.6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5cm" svg:height="0.381cm" svg:x="4.821cm" svg:y="2.6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5cm" svg:height="0.381cm" svg:x="4.976cm" svg:y="2.6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5cm" svg:height="0.381cm" svg:x="5.595cm" svg:y="2.6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54cm" svg:height="0.381cm" svg:x="5.75cm" svg:y="2.6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5cm" svg:height="0.381cm" svg:x="5.904cm" svg:y="2.6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54cm" svg:height="0.381cm" svg:x="6.059cm" svg:y="2.6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5cm" svg:height="0.381cm" svg:x="6.214cm" svg:y="2.6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156cm" svg:height="0.381cm" svg:x="6.369cm" svg:y="2.6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54cm" svg:height="0.381cm" svg:x="6.525cm" svg:y="2.6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54cm" svg:height="0.381cm" svg:x="5.131cm" svg:y="2.6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5cm" svg:height="0.381cm" svg:x="5.285cm" svg:y="2.68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5cm" svg:height="0.381cm" svg:x="5.44cm" svg:y="2.686cm">
          <text:p text:style-name="P1">M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3.892cm" svg:y1="0.708cm" svg:x2="3.892cm" svg:y2="0.885cm">
          <text:p/>
        </draw:line>
        <draw:line draw:style-name="gr9" draw:text-style-name="P5" draw:layer="layout" svg:x1="5.132cm" svg:y1="0.709cm" svg:x2="5.132cm" svg:y2="0.886cm">
          <text:p/>
        </draw:line>
        <draw:line draw:style-name="gr9" draw:text-style-name="P5" draw:layer="layout" svg:x1="8.688cm" svg:y1="0.708cm" svg:x2="8.688cm" svg:y2="0.885cm">
          <text:p/>
        </draw:line>
        <draw:line draw:style-name="gr9" draw:text-style-name="P5" draw:layer="layout" svg:x1="3.89cm" svg:y1="0.708cm" svg:x2="8.688cm" svg:y2="0.708cm">
          <text:p/>
        </draw:line>
        <draw:frame draw:style-name="gr10" draw:text-style-name="P7" draw:layer="layout" svg:width="0.477cm" svg:height="0.239cm" svg:x="4.575cm" svg:y="0.427cm">
          <draw:text-box>
            <text:p text:style-name="P6"><text:span text:style-name="T1">8</text:span><text:span text:style-name="T1">-</text:span><text:span text:style-name="T1">b</text:span><text:span text:style-name="T1">it</text:span></text:p>
          </draw:text-box>
        </draw:frame>
        <draw:frame draw:style-name="gr11" draw:text-style-name="P8" draw:layer="layout" svg:width="0.684cm" svg:height="0.239cm" svg:x="5.285cm" svg:y="0.428cm">
          <draw:text-box>
            <text:p><text:span text:style-name="T1">2</text:span><text:span text:style-name="T1">3</text:span><text:span text:style-name="T1">-</text:span><text:span text:style-name="T1">b</text:span><text:span text:style-name="T1">it</text:span></text:p>
          </draw:text-box>
        </draw:frame>
        <draw:line draw:style-name="gr9" draw:text-style-name="P9" draw:layer="layout" svg:x1="3.892cm" svg:y1="1.608cm" svg:x2="3.892cm" svg:y2="1.785cm">
          <text:p/>
        </draw:line>
        <draw:line draw:style-name="gr9" draw:text-style-name="P9" draw:layer="layout" svg:x1="5.132cm" svg:y1="1.609cm" svg:x2="5.132cm" svg:y2="1.786cm">
          <text:p/>
        </draw:line>
        <draw:line draw:style-name="gr9" draw:text-style-name="P9" draw:layer="layout" svg:x1="6.213cm" svg:y1="1.608cm" svg:x2="6.213cm" svg:y2="1.785cm">
          <text:p/>
        </draw:line>
        <draw:line draw:style-name="gr9" draw:text-style-name="P9" draw:layer="layout" svg:x1="3.892cm" svg:y1="1.608cm" svg:x2="6.214cm" svg:y2="1.608cm">
          <text:p/>
        </draw:line>
        <draw:frame draw:style-name="gr12" draw:text-style-name="P11" draw:layer="layout" svg:width="0.477cm" svg:height="0.239cm" svg:x="4.577cm" svg:y="1.327cm">
          <draw:text-box>
            <text:p text:style-name="P10"><text:span text:style-name="T1">8</text:span><text:span text:style-name="T1">-</text:span><text:span text:style-name="T1">b</text:span><text:span text:style-name="T1">it</text:span></text:p>
          </draw:text-box>
        </draw:frame>
        <draw:frame draw:style-name="gr13" draw:text-style-name="P8" draw:layer="layout" svg:width="0.484cm" svg:height="0.239cm" svg:x="5.285cm" svg:y="1.328cm">
          <draw:text-box>
            <text:p><text:span text:style-name="T1">7</text:span><text:span text:style-name="T1">-</text:span><text:span text:style-name="T1">b</text:span><text:span text:style-name="T1">it</text:span></text:p>
          </draw:text-box>
        </draw:frame>
        <draw:line draw:style-name="gr9" draw:text-style-name="P9" draw:layer="layout" svg:x1="4.358cm" svg:y1="2.508cm" svg:x2="4.358cm" svg:y2="2.685cm">
          <text:p/>
        </draw:line>
        <draw:line draw:style-name="gr9" draw:text-style-name="P9" draw:layer="layout" svg:x1="5.132cm" svg:y1="2.509cm" svg:x2="5.132cm" svg:y2="2.686cm">
          <text:p/>
        </draw:line>
        <draw:line draw:style-name="gr9" draw:text-style-name="P9" draw:layer="layout" svg:x1="6.679cm" svg:y1="2.508cm" svg:x2="6.679cm" svg:y2="2.685cm">
          <text:p/>
        </draw:line>
        <draw:line draw:style-name="gr9" draw:text-style-name="P9" draw:layer="layout" svg:x1="4.358cm" svg:y1="2.508cm" svg:x2="6.679cm" svg:y2="2.508cm">
          <text:p/>
        </draw:line>
        <draw:frame draw:style-name="gr14" draw:text-style-name="P11" draw:layer="layout" svg:width="0.508cm" svg:height="0.239cm" svg:x="4.575cm" svg:y="2.227cm">
          <draw:text-box>
            <text:p text:style-name="P10"><text:span text:style-name="T1">5</text:span><text:span text:style-name="T1">-</text:span><text:span text:style-name="T1">b</text:span><text:span text:style-name="T1">it</text:span></text:p>
          </draw:text-box>
        </draw:frame>
        <draw:frame draw:style-name="gr15" draw:text-style-name="P8" draw:layer="layout" svg:width="0.611cm" svg:height="0.239cm" svg:x="5.285cm" svg:y="2.228cm">
          <draw:text-box>
            <text:p><text:span text:style-name="T1">1</text:span><text:span text:style-name="T1">0</text:span><text:span text:style-name="T1">-</text:span><text:span text:style-name="T1">b</text:span><text:span text:style-name="T1">it</text:span></text:p>
          </draw:text-box>
        </draw:frame>
        <draw:line draw:style-name="gr9" draw:text-style-name="P9" draw:layer="layout" svg:x1="4.51cm" svg:y1="3.408cm" svg:x2="4.51cm" svg:y2="3.585cm">
          <text:p/>
        </draw:line>
        <draw:line draw:style-name="gr9" draw:text-style-name="P9" draw:layer="layout" svg:x1="5.132cm" svg:y1="3.409cm" svg:x2="5.132cm" svg:y2="3.586cm">
          <text:p/>
        </draw:line>
        <draw:line draw:style-name="gr9" draw:text-style-name="P9" draw:layer="layout" svg:x1="5.285cm" svg:y1="3.408cm" svg:x2="5.285cm" svg:y2="3.585cm">
          <text:p/>
        </draw:line>
        <draw:line draw:style-name="gr9" draw:text-style-name="P9" draw:layer="layout" svg:x1="4.51cm" svg:y1="3.408cm" svg:x2="5.285cm" svg:y2="3.408cm">
          <text:p/>
        </draw:line>
        <draw:frame draw:style-name="gr14" draw:text-style-name="P11" draw:layer="layout" svg:width="0.508cm" svg:height="0.239cm" svg:x="4.577cm" svg:y="3.127cm">
          <draw:text-box>
            <text:p text:style-name="P10"><text:span text:style-name="T1">4</text:span><text:span text:style-name="T1">-</text:span><text:span text:style-name="T1">b</text:span><text:span text:style-name="T1">it</text:span></text:p>
          </draw:text-box>
        </draw:frame>
        <draw:frame draw:style-name="gr16" draw:text-style-name="P8" draw:layer="layout" svg:width="0.483cm" svg:height="0.239cm" svg:x="5.286cm" svg:y="3.128cm">
          <draw:text-box>
            <text:p><text:span text:style-name="T1">1</text:span><text:span text:style-name="T1">-</text:span><text:span text:style-name="T1">b</text:span><text:span text:style-name="T1">it</text:span></text:p>
          </draw:text-box>
        </draw:frame>
        <draw:frame draw:style-name="gr17" draw:text-style-name="P13" draw:layer="layout" svg:width="2.858cm" svg:height="0.477cm" svg:x="0.686cm" svg:y="0.74cm">
          <draw:text-box>
            <text:p text:style-name="P12"/>
            <text:p text:style-name="P12">IEEE 754 single-precision 32-bit</text:p>
          </draw:text-box>
        </draw:frame>
        <draw:frame draw:style-name="gr17" draw:text-style-name="P13" draw:layer="layout" svg:width="2.858cm" svg:height="0.477cm" svg:x="0.687cm" svg:y="1.641cm">
          <draw:text-box>
            <text:p text:style-name="P12"/>
            <text:p text:style-name="P12"><text:span text:style-name="T2">I</text:span><text:span text:style-name="T2">E</text:span><text:span text:style-name="T2">E</text:span><text:span text:style-name="T2">E </text:span><text:span text:style-name="T2">h</text:span><text:span text:style-name="T2">a</text:span><text:span text:style-name="T2">lf</text:span><text:span text:style-name="T2">-</text:span><text:span text:style-name="T2">p</text:span><text:span text:style-name="T2">r</text:span><text:span text:style-name="T2">e</text:span><text:span text:style-name="T2">c</text:span><text:span text:style-name="T2">is</text:span><text:span text:style-name="T2">i</text:span><text:span text:style-name="T2">o</text:span><text:span text:style-name="T2">n </text:span><text:span text:style-name="T2">1</text:span><text:span text:style-name="T2">6</text:span><text:span text:style-name="T2">-</text:span><text:span text:style-name="T2">b</text:span><text:span text:style-name="T2">it</text:span></text:p>
          </draw:text-box>
        </draw:frame>
        <draw:frame draw:style-name="gr17" draw:text-style-name="P13" draw:layer="layout" svg:width="2.858cm" svg:height="0.477cm" svg:x="0.688cm" svg:y="2.542cm">
          <draw:text-box>
            <text:p text:style-name="P12"/>
            <text:p text:style-name="P12"><text:span text:style-name="T2">B</text:span><text:span text:style-name="T2">F</text:span><text:span text:style-name="T2">l</text:span><text:span text:style-name="T2">o</text:span><text:span text:style-name="T2">a</text:span><text:span text:style-name="T2">t</text:span><text:span text:style-name="T2">1</text:span><text:span text:style-name="T2">6 </text:span><text:span text:style-name="T2">1</text:span><text:span text:style-name="T2">6</text:span><text:span text:style-name="T2">-</text:span><text:span text:style-name="T2">b</text:span><text:span text:style-name="T2">it</text:span></text:p>
          </draw:text-box>
        </draw:frame>
        <draw:frame draw:style-name="gr17" draw:text-style-name="P13" draw:layer="layout" svg:width="2.858cm" svg:height="0.477cm" svg:x="0.689cm" svg:y="3.443cm">
          <draw:text-box>
            <text:p text:style-name="P12"/>
            <text:p text:style-name="P12">Float6 6-bit</text:p>
          </draw:text-box>
        </draw:frame>
        <draw:custom-shape draw:style-name="gr3" draw:text-style-name="P3" draw:layer="layout" svg:width="0.155cm" svg:height="0.381cm" svg:x="4.356cm" svg:y="4.4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5cm" svg:height="0.381cm" svg:x="4.667cm" svg:y="4.4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5cm" svg:height="0.381cm" svg:x="4.822cm" svg:y="4.4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5cm" svg:height="0.381cm" svg:x="4.977cm" svg:y="4.48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154cm" svg:height="0.381cm" svg:x="4.201cm" svg:y="4.486cm">
          <text:p text:style-name="P1">S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4.356cm" svg:y1="4.308cm" svg:x2="4.356cm" svg:y2="4.485cm">
          <text:p/>
        </draw:line>
        <draw:line draw:style-name="gr9" draw:text-style-name="P9" draw:layer="layout" svg:x1="5.133cm" svg:y1="4.309cm" svg:x2="5.133cm" svg:y2="4.486cm">
          <text:p/>
        </draw:line>
        <draw:line draw:style-name="gr9" draw:text-style-name="P9" draw:layer="layout" svg:x1="4.356cm" svg:y1="4.308cm" svg:x2="5.133cm" svg:y2="4.308cm">
          <text:p/>
        </draw:line>
        <draw:frame draw:style-name="gr14" draw:text-style-name="P11" draw:layer="layout" svg:width="0.508cm" svg:height="0.239cm" svg:x="4.578cm" svg:y="4.027cm">
          <draw:text-box>
            <text:p text:style-name="P10"><text:span text:style-name="T1">5</text:span><text:span text:style-name="T1">-</text:span><text:span text:style-name="T1">b</text:span><text:span text:style-name="T1">it</text:span></text:p>
          </draw:text-box>
        </draw:frame>
        <draw:frame draw:style-name="gr17" draw:text-style-name="P13" draw:layer="layout" svg:width="2.858cm" svg:height="0.477cm" svg:x="0.69cm" svg:y="4.343cm">
          <draw:text-box>
            <text:p text:style-name="P12"/>
            <text:p text:style-name="P12">Logarithmic 6-bit</text:p>
          </draw:text-box>
        </draw:frame>
        <draw:custom-shape draw:style-name="gr3" draw:text-style-name="P3" draw:layer="layout" svg:width="0.155cm" svg:height="0.381cm" svg:x="4.511cm" svg:y="4.486cm">
          <text:p text:style-name="P1">E</text:p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5.132cm" svg:y1="0.062cm" svg:x2="5.132cm" svg:y2="4.865cm">
          <text:p/>
        </draw:line>
        <draw:frame draw:style-name="gr19" draw:text-style-name="P8" draw:layer="layout" svg:width="2.013cm" svg:height="0.254cm" svg:x="4.21cm" svg:y="0.062cm">
          <draw:text-box>
            <text:p text:style-name="P14"><text:span text:style-name="T1">E</text:span><text:span text:style-name="T1">x</text:span><text:span text:style-name="T1">p</text:span><text:span text:style-name="T1">o</text:span><text:span text:style-name="T1">n</text:span><text:span text:style-name="T1">e</text:span><text:span text:style-name="T1">n</text:span><text:span text:style-name="T1">t <text:s/></text:span><text:span text:style-name="T1"><text:s text:c="2"/></text:span><text:span text:style-name="T1">M</text:span><text:span text:style-name="T1">a</text:span><text:span text:style-name="T1">n</text:span><text:span text:style-name="T1">ti</text:span><text:span text:style-name="T1">s</text:span><text:span text:style-name="T1">s</text:span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5T10:33:55.707527474</dc:date>
    <meta:editing-duration>PT9H2M19S</meta:editing-duration>
    <meta:editing-cycles>15</meta:editing-cycles>
    <meta:generator>LibreOffice/6.4.7.2$Linux_X86_64 LibreOffice_project/40$Build-2</meta:generator>
    <meta:document-statistic meta:object-count="111"/>
  </office:meta>
</office:document-meta>
</file>